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267" officeooo:paragraph-rsid="00066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idi usar el metodo nivel de árbol generales pero me di cuenta que me era difícil utilizarla fuera así que la inclui en la clase Estrategia</text:p>
      <text:p text:style-name="P1"/>
      <text:p text:style-name="P1"/>
      <text:p text:style-name="P1">Habia empezado a repensarlo pero como no se cuanto tiempo me tarde en realizar lo que me falta decidí reutilizar lo que ya tenia y se que funcio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10:15:25.111000000</meta:creation-date>
    <meta:generator>LibreOffice/7.0.0.3$Windows_X86_64 LibreOffice_project/8061b3e9204bef6b321a21033174034a5e2ea88e</meta:generator>
    <dc:date>2020-12-06T10:19:25.144000000</dc:date>
    <meta:editing-duration>PT4M</meta:editing-duration>
    <meta:editing-cycles>1</meta:editing-cycles>
    <meta:document-statistic meta:table-count="0" meta:image-count="0" meta:object-count="0" meta:page-count="1" meta:paragraph-count="2" meta:word-count="54" meta:character-count="287" meta:non-whitespace-character-count="235"/>
  </office:meta>
</office:document-meta>
</file>